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right="0.9846in" fo:line-height="150%" fo:text-align="end" style:justify-single-word="false"/>
    </style:style>
    <style:style style:name="P5" style:family="paragraph" style:parent-style-name="Standard">
      <style:paragraph-properties fo:line-height="150%" fo:text-align="end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margin-right="0.0972in" fo:text-align="end" style:justify-single-word="false"/>
      <style:text-properties fo:font-size="8pt" style:font-size-asian="8pt" style:font-size-complex="8pt"/>
    </style:style>
    <style:style style:name="P8" style:family="paragraph" style:parent-style-name="Standard">
      <style:paragraph-properties fo:margin-right="-0.0016in" fo:text-align="end" style:justify-single-word="false"/>
      <style:text-properties fo:font-size="10pt" style:font-size-asian="10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line-height="0.2083in" fo:text-align="justify" style:justify-single-word="false"/>
    </style:style>
    <style:style style:name="P11" style:family="paragraph" style:parent-style-name="Standard">
      <style:paragraph-properties fo:margin-top="0in" fo:margin-bottom="0.0835in" style:contextual-spacing="false" fo:line-height="0.2083in" fo:orphans="0" fo:widows="0"/>
    </style:style>
    <style:style style:name="P12" style:family="paragraph" style:parent-style-name="Standard">
      <style:paragraph-properties fo:line-height="0.2083in" fo:text-align="end" style:justify-single-word="false"/>
    </style:style>
    <style:style style:name="P13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4" style:family="paragraph" style:parent-style-name="Standard">
      <style:paragraph-properties fo:line-height="0.2083in"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line-height="150%" fo:text-align="center" style:justify-single-word="false"/>
      <style:text-properties fo:font-weight="bold" style:font-weight-asian="bold" style:font-size-complex="14pt"/>
    </style:style>
    <style:style style:name="P16" style:family="paragraph" style:parent-style-name="Standard">
      <style:paragraph-properties fo:margin-top="0.1154in" fo:margin-bottom="0.1154in" style:contextual-spacing="false"/>
      <style:text-properties officeooo:paragraph-rsid="00198796"/>
    </style:style>
    <style:style style:name="P17" style:family="paragraph" style:parent-style-name="Standard">
      <style:paragraph-properties fo:margin-top="0.0756in" fo:margin-bottom="0.0756in" style:contextual-spacing="false"/>
      <style:text-properties fo:font-weight="normal" officeooo:rsid="00198796" officeooo:paragraph-rsid="00198796" style:font-weight-asian="normal" style:font-weight-complex="normal"/>
    </style:style>
    <style:style style:name="P18" style:family="paragraph" style:parent-style-name="Standard">
      <style:paragraph-properties fo:margin-top="0.0756in" fo:margin-bottom="0.0756in" style:contextual-spacing="false"/>
      <style:text-properties fo:font-weight="normal" officeooo:rsid="001a9c0f" officeooo:paragraph-rsid="001a9c0f" style:font-weight-asian="normal" style:font-weight-complex="normal"/>
    </style:style>
    <style:style style:name="P19" style:family="paragraph" style:parent-style-name="Standard">
      <style:paragraph-properties fo:margin-top="0.0756in" fo:margin-bottom="0.0756in" style:contextual-spacing="false"/>
      <style:text-properties officeooo:paragraph-rsid="001a9c0f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fo:font-weight="bold" style:font-size-asian="11pt" style:font-weight-asian="bold" style:font-size-complex="11pt"/>
    </style:style>
    <style:style style:name="T3" style:family="text">
      <style:text-properties fo:font-size="11pt" style:font-size-asian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style:text-underline-style="solid" style:text-underline-width="auto" style:text-underline-color="font-color" style:font-size-asian="11pt"/>
    </style:style>
    <style:style style:name="T6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7" style:family="text">
      <style:text-properties fo:font-size="11pt" fo:font-style="italic" style:text-underline-style="solid" style:text-underline-width="auto" style:text-underline-color="font-color" style:font-size-asian="11pt" style:font-style-asian="italic" style:font-size-complex="11pt"/>
    </style:style>
    <style:style style:name="T8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9" style:family="text">
      <style:text-properties fo:font-size="10pt" style:font-size-asian="10pt"/>
    </style:style>
    <style:style style:name="T10" style:family="text">
      <style:text-properties fo:font-size="10pt" style:font-size-asian="10pt" style:font-size-complex="11pt"/>
    </style:style>
    <style:style style:name="T11" style:family="text">
      <style:text-properties fo:font-size="10pt" style:text-underline-style="solid" style:text-underline-width="auto" style:text-underline-color="font-color" style:font-size-asian="10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8pt" fo:letter-spacing="0.0693in" fo:font-weight="bold" style:font-size-asian="18pt" style:font-weight-asian="bold"/>
    </style:style>
    <style:style style:name="T14" style:family="text">
      <style:text-properties fo:font-size="16pt" fo:font-weight="bold" style:font-size-asian="16pt" style:font-weight-asian="bold"/>
    </style:style>
    <style:style style:name="T15" style:family="text">
      <style:text-properties fo:color="#000000" loext:opacity="100%" fo:font-size="11pt" style:font-name-asian="Calibri1" style:font-size-asian="11pt" style:language-asian="en" style:country-asian="US" style:font-size-complex="11pt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1a9c0f" style:font-size-asian="12pt" style:font-size-complex="12pt"/>
    </style:style>
    <style:style style:name="T19" style:family="text">
      <style:text-properties fo:font-size="12pt" officeooo:rsid="001b4675" style:font-size-asian="12pt" style:font-size-complex="12pt"/>
    </style:style>
    <style:style style:name="T20" style:family="text">
      <style:text-properties fo:font-size="12pt" fo:font-weight="normal" officeooo:rsid="001a9c0f" style:font-size-asian="12pt" style:font-weight-asian="normal" style:font-size-complex="12pt" style:font-weight-complex="normal"/>
    </style:style>
    <style:style style:name="T21" style:family="text">
      <style:text-properties fo:font-weight="bold" style:font-weight-asian="bold" style:font-size-complex="14pt"/>
    </style:style>
    <style:style style:name="T2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инистерство науки и высшего образования Российской Федерации</text:span><text:span text:style-name="T1"/></text:p>
      <text:p text:style-name="P1" loext:marker-style-name="T1"><text:span text:style-name="T1">Федеральное государственное автономное образовательное учреждение </text:span><text:span text:style-name="T1"/></text:p>
      <text:p text:style-name="P1" loext:marker-style-name="T1"><text:span text:style-name="T1">высшего образования</text:span><text:span text:style-name="T1"/></text:p>
      <text:p text:style-name="P1" loext:marker-style-name="T1"><text:span text:style-name="T1">«Московский государственный технический университет имени Н.Э. Баумана</text:span><text:span text:style-name="T1"/></text:p>
      <text:p text:style-name="P1" loext:marker-style-name="T1"><text:span text:style-name="T1">(национальный исследовательский университет)»</text:span><text:span text:style-name="T1"/></text:p>
      <text:p text:style-name="P2" loext:marker-style-name="T1"><text:span text:style-name="T1">(МГТУ им. Н.Э. Баумана)</text:span><text:span text:style-name="T1"/></text:p>
      <text:p text:style-name="P4" loext:marker-style-name="T9"><text:span text:style-name="T9"><text:s text:c="5"/>УТВЕРЖДАЮ</text:span><text:span text:style-name="T9"/></text:p>
      <text:p text:style-name="P6" loext:marker-style-name="T9"><text:span text:style-name="T9">Заведующий кафедрой <text:s text:c="2"/>ФН-11</text:span><text:span text:style-name="T9"/></text:p>
      <text:p text:style-name="P7" loext:marker-style-name="T12"/>
      <text:p text:style-name="P6" loext:marker-style-name="T9"><text:span text:style-name="T9">_______________ <text:s/></text:span><text:span text:style-name="T11">Ю.И. Димитриенко</text:span></text:p>
      <text:p text:style-name="P8" loext:marker-style-name="T9"/>
      <text:p text:style-name="P5" loext:marker-style-name="T9"><text:span text:style-name="T9">«</text:span><text:span text:style-name="T11"> 10 </text:span><text:span text:style-name="T9">» </text:span><text:span text:style-name="T11">февраля</text:span><text:span text:style-name="T9"> 2025 г.</text:span></text:p>
      <text:p text:style-name="P1" loext:marker-style-name="T13"><text:span text:style-name="T13">ЗАДАНИЕ</text:span><text:span text:style-name="T13"/></text:p>
      <text:p text:style-name="P1" loext:marker-style-name="T14"><text:span text:style-name="T14">на выполнение курсовой работы</text:span><text:span text:style-name="T14"/></text:p>
      <text:p text:style-name="Standard" loext:marker-style-name="T4"><text:span text:style-name="T4">по дисциплине </text:span><text:span text:style-name="T6">«Численные методы»</text:span></text:p>
      <text:p text:style-name="Standard" loext:marker-style-name="T4"><text:span text:style-name="T4">Студент группы </text:span><text:span text:style-name="T6">ФН11-62Б Н.В. Очкин</text:span></text:p>
      <text:p text:style-name="P9" loext:marker-style-name="T7"><text:span text:style-name="T4">Тема курсовой работы: </text:span><text:span text:style-name="T7">Исследование влияния модульной гибридизации на точность и эффективность трансформеров для долгосрочного прогнозирования временных рядов.</text:span></text:p>
      <text:p text:style-name="P9" loext:marker-style-name="T3"><text:span text:style-name="T3">Направленность КР: </text:span><text:span text:style-name="T5">учебная</text:span></text:p>
      <text:p text:style-name="Standard" loext:marker-style-name="T10"><text:span text:style-name="T3">Источник тематики: </text:span><text:span text:style-name="T5">кафедра</text:span></text:p>
      <text:p text:style-name="P10" loext:marker-style-name="T4"><text:span text:style-name="T4">График выполнения работы: <text:s/></text:span><text:span text:style-name="T6">25% к 5 нед., 50% к 8 нед., 75% к 11 нед., 100% к 14 нед.</text:span></text:p>
      <text:p text:style-name="P11" loext:marker-style-name="T15"><text:span text:style-name="T15">1. Задание</text:span><text:span text:style-name="T15"/></text:p>
      <text:p text:style-name="P16"><text:span text:style-name="T22">Теоретическая часть</text:span><text:span text:style-name="T16">:</text:span></text:p>
      <text:p text:style-name="P17"><text:span text:style-name="T17">1.1 Изучение </text:span><text:span text:style-name="T18">ключевых</text:span><text:span text:style-name="T17"> понятий прогнозирования временных рядов. Обзор классических статистических моделей прогнозирования: MA, AR, ARMA, ARIMA, SARIMA.</text:span></text:p>
      <text:p text:style-name="P18"><text:span text:style-name="T17">1.2 Обзор ключевых понятий глубокого обучения. Нейронные сети.</text:span></text:p>
      <text:p text:style-name="P18"><text:span text:style-name="T17">1.3 Рекуррентные нейронные сети: архитектуры (RNN, LSTM, GRU), принцип работы, применение для прогнозирования временных рядов, модификации.</text:span></text:p>
      <text:p text:style-name="P19"><text:span text:style-name="T20">1.4 Обзор модели глубокого обучения Трансформер.</text:span></text:p>
      <text:p text:style-name="P19"><text:span text:style-name="T22">Практическая</text:span><text:span text:style-name="T16"> часть:</text:span></text:p>
      <text:p text:style-name="P19"><text:span text:style-name="T18">2.1 Реализация </text:span><text:span text:style-name="T19">гибридной модели</text:span><text:span text:style-name="T18"> для прогнозирования многомерного временного ряда на базе Informer с применением моделей Autoformer и Performer.</text:span></text:p>
      <text:p text:style-name="P19"><text:span text:style-name="T18">2.2 Проведение эксперимента. Анализ эффективности модели.</text:span></text:p>
      <text:p text:style-name="P10" loext:marker-style-name="T4"><text:span text:style-name="T8">2. Оформление курсовой работы</text:span><text:span text:style-name="T8"/></text:p>
      <text:p text:style-name="P10" loext:marker-style-name="T4"><text:span text:style-name="T4">2.1 Расчетно-пояснительная записка объёмом от 20 листов формата А4.</text:span><text:span text:style-name="T4"/></text:p>
      <text:p text:style-name="P10" loext:marker-style-name="T4"><text:span text:style-name="T4">2.2 Перечень графического материала (плакаты, схемы и т.п.) ____________________________</text:span><text:span text:style-name="T4"/></text:p>
      <text:p text:style-name="P10" loext:marker-style-name="T4"><text:span text:style-name="T4">2.3 Электронную версию готовой курсовой работы (формат Word) выслать в электронный архив кафедры – на адрес электронной почты archive-fn@mail.ru</text:span><text:span text:style-name="T4"/></text:p>
      <text:p text:style-name="P10" loext:marker-style-name="T4"><text:span text:style-name="T4">Дата выдачи задания « 10 » февраля 2025 г.</text:span><text:span text:style-name="T4"/></text:p>
      <text:p text:style-name="P13" loext:marker-style-name="T4"/>
      <text:p text:style-name="P12" loext:marker-style-name="T4"><text:span text:style-name="T2"><text:s text:c="25"/>Руководитель курсовой работы</text:span><text:span text:style-name="T4"><text:tab/>____________________ </text:span><text:span text:style-name="T6">К.М. Зубарев</text:span></text:p>
      <text:p text:style-name="P14" loext:marker-style-name="T4"/>
      <text:p text:style-name="P12" loext:marker-style-name="T2"><text:span text:style-name="T2"><text:s text:c="10"/>Студент <text:s text:c="9"/></text:span><text:span text:style-name="T4">____________________</text:span><text:span text:style-name="T2"> </text:span><text:span text:style-name="T6">Н.В. Очкин</text:span></text:p>
      <text:p text:style-name="P15" loext:marker-style-name="T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letter-kerning="false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fo:color="#000000" loext:opacity="100%" fo:language="en" fo:country="US" style:font-name-asian="Calibri1" style:font-family-asian="Calibri" style:font-family-generic-asian="system" style:font-pitch-asian="variable" style:language-asian="en" style:country-asian="US" style:font-size-complex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line-height="108%" fo:text-align="center" style:justify-single-word="false" fo:keep-together="always" fo:keep-with-next="always"/>
      <style:text-properties fo:font-weight="bold" style:font-name-asian="F" style:font-family-generic-asian="system" style:font-pitch-asian="variable" style:language-asian="en" style:country-asian="US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fo:font-size="12pt" style:font-size-asian="12pt" style:font-size-complex="12pt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snap-to-layout-grid="false" style:writing-mode="lr-tb"/>
      <style:text-properties style:font-name="Times New Roman" fo:font-family="'Times New Roman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Название" style:family="paragraph" style:parent-style-name="Standard">
      <style:paragraph-properties fo:text-align="center" style:justify-single-word="false"/>
      <style:text-properties fo:font-size="13pt" fo:font-style="italic" style:font-size-asian="13pt" style:font-style-asian="italic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top="0in" fo:margin-bottom="0.0835in" style:contextual-spacing="false"/>
      <style:text-properties fo:font-size="8pt" style:letter-kerning="true" style:font-size-asian="8pt" style:font-size-complex="8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text-align="start" style:justify-single-word="false"/>
      <style:text-properties fo:color="#2f5496" loext:opacity="100%" style:font-name="Calibri Light" fo:font-family="'Calibri Light'" style:font-family-generic="roman" style:font-pitch="variable" fo:font-size="16pt" fo:font-weight="normal" style:font-size-asian="16pt" style:language-asian="zh" style:country-asian="CN" style:font-weight-asian="normal" style:language-complex="th" style:country-complex="TH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fo:font-weight="bold" style:letter-kerning="false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Footnote" style:family="paragraph" style:parent-style-name="Standard" loext:linked-style-name="Текст_20_сноски_20_Знак" style:class="extra">
      <style:text-properties fo:font-size="10pt" style:letter-kerning="true" style:font-size-asian="10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945in" fo:margin-top="0in" fo:margin-bottom="0.0693in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89in" fo:margin-top="0in" fo:margin-bottom="0.0693in" style:contextual-spacing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4pt" fo:font-weight="bold" style:letter-kerning="false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4pt" fo:font-weight="bold" style:letter-kerning="false" style:font-name-asian="F" style:font-family-generic-asian="system" style:font-pitch-asian="variable" style:font-size-asian="14pt" style:language-asian="ru" style:country-asian="RU" style:font-weight-asian="bold" style:font-name-complex="F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4pt" fo:font-weight="bold" style:letter-kerning="false" style:font-name-asian="F" style:font-family-generic-asian="system" style:font-pitch-asian="variable" style:font-size-asian="14pt" style:language-asian="ru" style:country-asian="RU" style:font-weight-asian="bold" style:font-name-complex="F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4pt" style:letter-kerning="false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4pt" style:letter-kerning="false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Знак" style:display-name="Основной текст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en" fo:country="US" style:letter-kerning="fals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Основной_20_текст_20_3_20_Знак" style:display-name="Основной текст 3 Знак" style:family="text" style:parent-style-name="Default_20_Paragraph_20_Font" loext:linked-style-name="Body_20_Text_20_3">
      <style:text-properties style:font-name="Times New Roman" fo:font-family="'Times New Roman'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Основной_20_текст_20_3_20_Знак1" style:display-name="Основной текст 3 Знак1" style:family="text" style:parent-style-name="Default_20_Paragraph_20_Font">
      <style:text-properties style:font-name="Times New Roman" fo:font-family="'Times New Roman'" style:font-family-generic="roman" style:font-pitch="variable" fo:font-size="8pt" style:letter-kerning="false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language-asian="ru" style:country-asian="RU" style:font-name-complex="F" style:font-family-generic-complex="system" style:font-pitch-complex="variable" style:font-size-complex="28pt"/>
    </style:style>
    <style:style style:name="Текст_20_сноски_20_Знак" style:display-name="Текст сноски Знак" style:family="text" style:parent-style-name="Default_20_Paragraph_20_Font" loext:linked-style-name="Footnote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кст_20_сноски_20_Знак1" style:display-name="Текст сноски Знак1" style:family="text" style:parent-style-name="Default_20_Paragraph_20_Font">
      <style:text-properties style:font-name="Times New Roman" fo:font-family="'Times New Roman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color="#000000" loext:opacity="100%" style:font-name="Times New Roman" fo:font-family="'Times New Roman'" style:font-family-generic="roman" style:font-pitch="variable" fo:font-size="13.5pt" style:font-name-asian="Calibri1" style:font-family-asian="Calibri" style:font-family-generic-asian="system" style:font-pitch-asian="variable" style:font-size-asian="13.5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000000" loext:opacity="100%" style:font-name="Times New Roman" fo:font-family="'Times New Roman'" style:font-family-generic="roman" style:font-pitch="variable" fo:font-size="13.5pt" style:font-name-asian="Calibri1" style:font-family-asian="Calibri" style:font-family-generic-asian="system" style:font-pitch-asian="variable" style:font-size-asian="13.5pt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color="#000000" loext:opacity="100%" style:font-name="Times New Roman" fo:font-family="'Times New Roman'" style:font-family-generic="roman" style:font-pitch="variable" fo:font-size="13.5pt" style:font-name-asian="Calibri1" style:font-family-asian="Calibri" style:font-family-generic-asian="system" style:font-pitch-asian="variable" style:font-size-asian="13.5pt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color="#000000" loext:opacity="100%" fo:font-size="13.5pt" style:font-size-asian="13.5pt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8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8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8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8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8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8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8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74" loext:num-list-format="%1%.%2%" style:num-format="1" text:display-levels="2">
        <style:list-level-properties text:list-level-position-and-space-mode="label-alignment">
          <style:list-level-label-alignment text:label-followed-by="space" fo:margin-left="0.04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space" fo:margin-left="0.0417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space" fo:margin-left="0.0417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space" fo:margin-left="0.0417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space" fo:margin-left="0.0417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space" fo:margin-left="0.0417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space" fo:margin-left="0.0417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margin-left="0.0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Standard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Очкин Никита</meta:initial-creator>
    <meta:editing-cycles>4</meta:editing-cycles>
    <meta:print-date>2023-05-16T13:06:00</meta:print-date>
    <meta:creation-date>2025-03-15T16:14:00</meta:creation-date>
    <dc:date>2025-06-15T00:07:56.022727517</dc:date>
    <meta:editing-duration>PT7M54S</meta:editing-duration>
    <meta:generator>LibreOffice/24.2.7.2$Linux_X86_64 LibreOffice_project/420$Build-2</meta:generator>
    <meta:document-statistic meta:table-count="0" meta:image-count="0" meta:object-count="0" meta:page-count="1" meta:paragraph-count="35" meta:word-count="234" meta:character-count="1940" meta:non-whitespace-character-count="1686"/>
    <meta:user-defined meta:name="AppVersion">16.0000</meta:user-defined>
    <meta:template xlink:type="simple" xlink:actuate="onRequest" xlink:title="Normal" xlink:href=""/>
  </office:meta>
</office:document-meta>
</file>